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3094F7AB8C40FF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Caligraphic" svg:font-family="MathJax_Caligraphic" style:font-pitch="variable"/>
    <style:font-face style:name="Ubuntu" svg:font-family="Ubuntu" style:font-pitch="variable"/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6.936cm" fo:min-width="7.762cm"/>
    </style:style>
    <style:style style:name="gr3" style:family="graphic" style:parent-style-name="standard">
      <style:graphic-properties draw:stroke="none" svg:stroke-color="#000000" draw:fill="none" draw:fill-color="#ffffff" fo:min-height="15.837cm"/>
    </style:style>
    <style:style style:name="gr4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fo:min-height="6.584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objectwithoutfill">
      <style:graphic-properties draw:stroke="solid" draw:stroke-dash="Fine_20_Dotted" svg:stroke-width="0.159cm" svg:stroke-color="#ffffff" draw:marker-start="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fo:min-height="2.544cm"/>
    </style:style>
    <style:style style:name="gr10" style:family="graphic" style:parent-style-name="standard">
      <style:graphic-properties svg:stroke-width="0.212cm" svg:stroke-color="#ffffff" draw:marker-start-width="0.518cm" draw:marker-end-width="0.518cm" draw:opacity="0%" draw:opacity-name="" draw:textarea-horizontal-align="justify" draw:textarea-vertical-align="middle" draw:auto-grow-height="false" fo:min-height="4.234cm" fo:min-width="10.921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fo:min-height="0.774cm"/>
    </style:style>
    <style:style style:name="gr12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ffffff" style:font-name="cmex10" fo:font-size="120pt"/>
    </style:style>
    <style:style style:name="P4" style:family="paragraph">
      <loext:graphic-properties draw:fill="none" draw:fill-color="#ffffff"/>
      <style:text-properties fo:color="#ffffff" style:font-name="cmex10" fo:font-size="1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color="#ffffff" style:font-name="cmex10" fo:font-size="50pt"/>
    </style:style>
    <style:style style:name="P8" style:family="paragraph">
      <loext:graphic-properties draw:fill="none" draw:fill-color="#ffffff"/>
      <style:text-properties fo:color="#ffffff" style:font-name="cmex10" fo:font-size="50pt"/>
    </style:style>
    <style:style style:name="P9" style:family="paragraph">
      <style:paragraph-properties fo:margin-left="0cm" fo:margin-right="0cm" fo:text-indent="0cm"/>
      <style:text-properties fo:color="#ffffff" style:font-name="Ubuntu" fo:font-size="30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ffff" style:font-name="Ubuntu" fo:font-size="30pt"/>
    </style:style>
    <style:style style:name="P11" style:family="paragraph">
      <style:text-properties fo:color="#ffffff" style:font-name="MathJax_Caligraphic" fo:font-size="40pt"/>
    </style:style>
    <style:style style:name="P12" style:family="paragraph">
      <loext:graphic-properties draw:fill="none" draw:fill-color="#ffffff"/>
      <style:text-properties fo:color="#ffffff" style:font-name="MathJax_Caligraphic" fo:font-size="40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style:text-properties fo:color="#ffffff" style:font-name="Ubuntu" fo:font-size="12pt"/>
    </style:style>
    <style:style style:name="P17" style:family="paragraph">
      <loext:graphic-properties draw:fill="none" draw:fill-color="#ffffff"/>
      <style:text-properties fo:color="#ffffff" style:font-name="Ubuntu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4.11cm" svg:x="3.444cm" svg:y="7.794cm">
          <draw:image xlink:href="Pictures/1000020100000190000001903094F7AB8C40FF5A.png" xlink:type="simple" xlink:show="embed" xlink:actuate="onLoad">
            <text:p/>
          </draw:image>
        </draw:frame>
        <draw:custom-shape draw:style-name="gr2" draw:text-style-name="P2" draw:layer="layout" svg:width="11.684cm" svg:height="10.16cm" svg:x="4.683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683cm" svg:height="16.087cm" svg:x="5.191cm" svg:y="10.906cm">
          <draw:text-box>
            <text:p text:style-name="P3">o</text:p>
          </draw:text-box>
        </draw:frame>
        <draw:line draw:style-name="gr4" draw:text-style-name="P5" draw:layer="layout" svg:x1="3.791cm" svg:y1="14.208cm" svg:x2="5.696cm" svg:y2="14.208cm">
          <text:p/>
        </draw:line>
        <draw:custom-shape draw:style-name="gr5" draw:text-style-name="P6" draw:layer="layout" svg:width="0.762cm" svg:height="0.762cm" svg:x="5.061cm" svg:y="15.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8" draw:layer="layout" svg:width="3.683cm" svg:height="6.834cm" svg:x="3.539cm" svg:y="12.175cm">
          <draw:text-box>
            <text:p text:style-name="P7">{{{</text:p>
          </draw:text-box>
        </draw:frame>
        <draw:frame draw:style-name="gr7" draw:text-style-name="P10" draw:layer="layout" svg:width="5.207cm" svg:height="1.436cm" svg:x="8.874cm" svg:y="18.399cm">
          <draw:text-box>
            <text:p text:style-name="P9">Learning</text:p>
          </draw:text-box>
        </draw:frame>
        <draw:frame draw:style-name="gr7" draw:text-style-name="P10" draw:layer="layout" svg:width="5.207cm" svg:height="1.436cm" svg:x="7.931cm" svg:y="17.09cm">
          <draw:text-box>
            <text:p text:style-name="P9">Machine</text:p>
          </draw:text-box>
        </draw:frame>
        <draw:line draw:style-name="gr8" draw:text-style-name="P5" draw:layer="layout" svg:x1="4.937cm" svg:y1="9.89cm" svg:x2="15.859cm" svg:y2="19.542cm">
          <text:p/>
        </draw:line>
        <draw:frame draw:style-name="gr9" draw:text-style-name="P12" draw:layer="layout" svg:width="9.398cm" svg:height="2.794cm" svg:x="8.974cm" svg:y="7.931cm">
          <draw:text-box>
            <text:p text:style-name="P11">SW</text:p>
          </draw:text-box>
        </draw:frame>
        <draw:custom-shape draw:style-name="gr10" draw:text-style-name="P13" draw:layer="layout" svg:width="16.451cm" svg:height="6.64cm" draw:transform="skewX (6.81927078343877E-017) rotate (-0.463559449329693) translate (5.112cm 3.4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1.143cm" svg:height="1.024cm" svg:x="14.716cm" svg:y="17.248cm">
          <draw:text-box>
            <text:p text:style-name="P14">.</text:p>
          </draw:text-box>
        </draw:frame>
        <draw:frame draw:style-name="gr11" draw:text-style-name="P15" draw:layer="layout" svg:width="1.143cm" svg:height="1.024cm" svg:x="14.117cm" svg:y="16.948cm">
          <draw:text-box>
            <text:p text:style-name="P14">.</text:p>
          </draw:text-box>
        </draw:frame>
        <draw:frame draw:style-name="gr11" draw:text-style-name="P15" draw:layer="layout" svg:width="1.143cm" svg:height="1.024cm" svg:x="14.117cm" svg:y="17.948cm">
          <draw:text-box>
            <text:p text:style-name="P14">.</text:p>
          </draw:text-box>
        </draw:frame>
        <draw:frame draw:style-name="gr11" draw:text-style-name="P15" draw:layer="layout" svg:width="1.143cm" svg:height="1.024cm" svg:x="13.117cm" svg:y="17.248cm">
          <draw:text-box>
            <text:p text:style-name="P14">.</text:p>
          </draw:text-box>
        </draw:frame>
        <draw:frame draw:style-name="gr11" draw:text-style-name="P15" draw:layer="layout" svg:width="1.143cm" svg:height="1.024cm" svg:x="14.717cm" svg:y="16.548cm">
          <draw:text-box>
            <text:p text:style-name="P14">.</text:p>
          </draw:text-box>
        </draw:frame>
        <draw:frame draw:style-name="gr11" draw:text-style-name="P15" draw:layer="layout" svg:width="1.143cm" svg:height="1.024cm" svg:x="13.717cm" svg:y="16.348cm">
          <draw:text-box>
            <text:p text:style-name="P14">.</text:p>
          </draw:text-box>
        </draw:frame>
        <draw:frame draw:style-name="gr11" draw:text-style-name="P15" draw:layer="layout" svg:width="1.143cm" svg:height="1.024cm" svg:x="11.917cm" svg:y="16.648cm">
          <draw:text-box>
            <text:p text:style-name="P14">.</text:p>
          </draw:text-box>
        </draw:frame>
        <draw:frame draw:style-name="gr11" draw:text-style-name="P15" draw:layer="layout" svg:width="1.143cm" svg:height="1.024cm" svg:x="11.117cm" svg:y="15.948cm">
          <draw:text-box>
            <text:p text:style-name="P14">.</text:p>
          </draw:text-box>
        </draw:frame>
        <draw:frame draw:style-name="gr11" draw:text-style-name="P15" draw:layer="layout" svg:width="1.143cm" svg:height="1.024cm" svg:x="13.617cm" svg:y="15.748cm">
          <draw:text-box>
            <text:p text:style-name="P14">.</text:p>
          </draw:text-box>
        </draw:frame>
        <draw:frame draw:style-name="gr11" draw:text-style-name="P15" draw:layer="layout" svg:width="1.143cm" svg:height="1.024cm" svg:x="14.717cm" svg:y="17.248cm">
          <draw:text-box>
            <text:p text:style-name="P14">.</text:p>
          </draw:text-box>
        </draw:frame>
        <draw:frame draw:style-name="gr11" draw:text-style-name="P15" draw:layer="layout" svg:width="1.143cm" svg:height="1.024cm" svg:x="11.017cm" svg:y="14.148cm">
          <draw:text-box>
            <text:p text:style-name="P14">.</text:p>
          </draw:text-box>
        </draw:frame>
        <draw:frame draw:style-name="gr11" draw:text-style-name="P15" draw:layer="layout" svg:width="1.143cm" svg:height="1.024cm" svg:x="12.817cm" svg:y="17.548cm">
          <draw:text-box>
            <text:p text:style-name="P14">.</text:p>
          </draw:text-box>
        </draw:frame>
        <draw:frame draw:style-name="gr11" draw:text-style-name="P15" draw:layer="layout" svg:width="1.143cm" svg:height="1.024cm" svg:x="12.317cm" svg:y="15.248cm">
          <draw:text-box>
            <text:p text:style-name="P14">.</text:p>
          </draw:text-box>
        </draw:frame>
        <draw:frame draw:style-name="gr11" draw:text-style-name="P15" draw:layer="layout" svg:width="1.143cm" svg:height="1.024cm" svg:x="10.417cm" svg:y="15.548cm">
          <draw:text-box>
            <text:p text:style-name="P14">.</text:p>
          </draw:text-box>
        </draw:frame>
        <draw:frame draw:style-name="gr11" draw:text-style-name="P15" draw:layer="layout" svg:width="1.143cm" svg:height="1.024cm" svg:x="15.117cm" svg:y="17.748cm">
          <draw:text-box>
            <text:p text:style-name="P14">.</text:p>
          </draw:text-box>
        </draw:frame>
        <draw:frame draw:style-name="gr11" draw:text-style-name="P15" draw:layer="layout" svg:width="1.143cm" svg:height="1.024cm" svg:x="15.017cm" svg:y="15.948cm">
          <draw:text-box>
            <text:p text:style-name="P14">.</text:p>
          </draw:text-box>
        </draw:frame>
        <draw:frame draw:style-name="gr11" draw:text-style-name="P15" draw:layer="layout" svg:width="1.143cm" svg:height="1.024cm" svg:x="15.817cm" svg:y="17.248cm">
          <draw:text-box>
            <text:p text:style-name="P14">.</text:p>
          </draw:text-box>
        </draw:frame>
        <draw:frame draw:style-name="gr11" draw:text-style-name="P15" draw:layer="layout" svg:width="1.143cm" svg:height="1.024cm" svg:x="8.317cm" svg:y="13.748cm">
          <draw:text-box>
            <text:p text:style-name="P14">.</text:p>
          </draw:text-box>
        </draw:frame>
        <draw:frame draw:style-name="gr11" draw:text-style-name="P15" draw:layer="layout" svg:width="1.143cm" svg:height="1.024cm" svg:x="9.517cm" svg:y="15.448cm">
          <draw:text-box>
            <text:p text:style-name="P14">.</text:p>
          </draw:text-box>
        </draw:frame>
        <draw:frame draw:style-name="gr11" draw:text-style-name="P17" draw:layer="layout" svg:width="1.143cm" svg:height="1.024cm" svg:x="14.917cm" svg:y="15.248cm">
          <draw:text-box>
            <text:p text:style-name="P16">x</text:p>
          </draw:text-box>
        </draw:frame>
        <draw:frame draw:style-name="gr11" draw:text-style-name="P17" draw:layer="layout" svg:width="1.143cm" svg:height="1.024cm" svg:x="16.118cm" svg:y="15.548cm">
          <draw:text-box>
            <text:p text:style-name="P16">x</text:p>
          </draw:text-box>
        </draw:frame>
        <draw:frame draw:style-name="gr11" draw:text-style-name="P17" draw:layer="layout" svg:width="1.143cm" svg:height="1.024cm" svg:x="14.718cm" svg:y="13.948cm">
          <draw:text-box>
            <text:p text:style-name="P16">x</text:p>
          </draw:text-box>
        </draw:frame>
        <draw:frame draw:style-name="gr11" draw:text-style-name="P17" draw:layer="layout" svg:width="1.143cm" svg:height="1.024cm" svg:x="16.118cm" svg:y="13.448cm">
          <draw:text-box>
            <text:p text:style-name="P16">x</text:p>
          </draw:text-box>
        </draw:frame>
        <draw:frame draw:style-name="gr11" draw:text-style-name="P17" draw:layer="layout" svg:width="1.143cm" svg:height="1.024cm" svg:x="15.718cm" svg:y="15.148cm">
          <draw:text-box>
            <text:p text:style-name="P16">x</text:p>
          </draw:text-box>
        </draw:frame>
        <draw:frame draw:style-name="gr11" draw:text-style-name="P17" draw:layer="layout" svg:width="1.143cm" svg:height="1.024cm" svg:x="13.718cm" svg:y="15.248cm">
          <draw:text-box>
            <text:p text:style-name="P16">x</text:p>
          </draw:text-box>
        </draw:frame>
        <draw:frame draw:style-name="gr11" draw:text-style-name="P17" draw:layer="layout" svg:width="1.143cm" svg:height="1.024cm" svg:x="13.918cm" svg:y="13.848cm">
          <draw:text-box>
            <text:p text:style-name="P16">x</text:p>
          </draw:text-box>
        </draw:frame>
        <draw:frame draw:style-name="gr11" draw:text-style-name="P17" draw:layer="layout" svg:width="1.143cm" svg:height="1.024cm" svg:x="12.718cm" svg:y="15.148cm">
          <draw:text-box>
            <text:p text:style-name="P16">x</text:p>
          </draw:text-box>
        </draw:frame>
        <draw:frame draw:style-name="gr11" draw:text-style-name="P17" draw:layer="layout" svg:width="1.143cm" svg:height="1.024cm" svg:x="13.018cm" svg:y="14.648cm">
          <draw:text-box>
            <text:p text:style-name="P16">x</text:p>
          </draw:text-box>
        </draw:frame>
        <draw:frame draw:style-name="gr11" draw:text-style-name="P17" draw:layer="layout" svg:width="1.143cm" svg:height="1.024cm" svg:x="12.318cm" svg:y="14.648cm">
          <draw:text-box>
            <text:p text:style-name="P16">x</text:p>
          </draw:text-box>
        </draw:frame>
        <draw:frame draw:style-name="gr11" draw:text-style-name="P17" draw:layer="layout" svg:width="1.143cm" svg:height="1.024cm" svg:x="16.518cm" svg:y="14.748cm">
          <draw:text-box>
            <text:p text:style-name="P16">x</text:p>
          </draw:text-box>
        </draw:frame>
        <draw:frame draw:style-name="gr11" draw:text-style-name="P17" draw:layer="layout" svg:width="1.143cm" svg:height="1.024cm" svg:x="13.018cm" svg:y="13.448cm">
          <draw:text-box>
            <text:p text:style-name="P16">x</text:p>
          </draw:text-box>
        </draw:frame>
        <draw:frame draw:style-name="gr11" draw:text-style-name="P17" draw:layer="layout" svg:width="1.143cm" svg:height="1.024cm" svg:x="14.718cm" svg:y="13.148cm">
          <draw:text-box>
            <text:p text:style-name="P16">x</text:p>
          </draw:text-box>
        </draw:frame>
        <draw:frame draw:style-name="gr11" draw:text-style-name="P17" draw:layer="layout" svg:width="1.143cm" svg:height="1.024cm" svg:x="15.818cm" svg:y="16.448cm">
          <draw:text-box>
            <text:p text:style-name="P16">x</text:p>
          </draw:text-box>
        </draw:frame>
        <draw:frame draw:style-name="gr12" draw:text-style-name="P10" draw:layer="layout" svg:width="5.969cm" svg:height="2.621cm" svg:x="9.636cm" svg:y="11.079cm">
          <draw:text-box>
            <text:p text:style-name="P9">A guide to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Caligraphic" svg:font-family="MathJax_Caligraphic" style:font-pitch="variable"/>
    <style:font-face style:name="Ubuntu" svg:font-family="Ubuntu" style:font-pitch="variable"/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7T23:13:37.992862632</dc:date>
    <meta:editing-duration>PT9M21S</meta:editing-duration>
    <meta:editing-cycles>1</meta:editing-cycles>
    <meta:document-statistic meta:object-count="45"/>
    <meta:generator>LibreOffice/5.3.1.2$Linux_X86_64 LibreOffice_project/30m0$Build-2</meta:generator>
  </office:meta>
</office:document-meta>
</file>